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ourier New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/>
      <style:text-properties officeooo:paragraph-rsid="001a8e7a"/>
    </style:style>
    <style:style style:name="P2" style:family="paragraph" style:parent-style-name="Preformatted_20_Text">
      <style:paragraph-properties fo:line-height="100%"/>
      <style:text-properties officeooo:paragraph-rsid="001ae7dc"/>
    </style:style>
    <style:style style:name="P3" style:family="paragraph" style:parent-style-name="Preformatted_20_Text" style:list-style-name="L1">
      <style:paragraph-properties fo:line-height="100%"/>
      <style:text-properties officeooo:paragraph-rsid="0024ad72"/>
    </style:style>
    <style:style style:name="P4" style:family="paragraph" style:parent-style-name="Preformatted_20_Text" style:list-style-name="L1">
      <style:paragraph-properties fo:line-height="100%"/>
      <style:text-properties officeooo:paragraph-rsid="001d8793"/>
    </style:style>
    <style:style style:name="P5" style:family="paragraph" style:parent-style-name="Preformatted_20_Text" style:list-style-name="L1">
      <style:paragraph-properties fo:line-height="100%"/>
      <style:text-properties officeooo:paragraph-rsid="0034abb3"/>
    </style:style>
    <style:style style:name="P6" style:family="paragraph" style:parent-style-name="Preformatted_20_Text" style:list-style-name="L2">
      <style:paragraph-properties fo:line-height="100%"/>
      <style:text-properties officeooo:paragraph-rsid="001d8793"/>
    </style:style>
    <style:style style:name="P7" style:family="paragraph" style:parent-style-name="Preformatted_20_Text" style:list-style-name="L3">
      <style:paragraph-properties fo:line-height="100%"/>
      <style:text-properties officeooo:paragraph-rsid="002713de"/>
    </style:style>
    <style:style style:name="P8" style:family="paragraph" style:parent-style-name="Preformatted_20_Text">
      <style:paragraph-properties fo:line-height="100%"/>
      <style:text-properties officeooo:paragraph-rsid="002713de"/>
    </style:style>
    <style:style style:name="P9" style:family="paragraph" style:parent-style-name="Preformatted_20_Text" style:list-style-name="L4">
      <style:paragraph-properties fo:line-height="100%"/>
      <style:text-properties officeooo:paragraph-rsid="0034abb3"/>
    </style:style>
    <style:style style:name="P10" style:family="paragraph" style:parent-style-name="Preformatted_20_Text" style:list-style-name="L5">
      <style:paragraph-properties fo:line-height="100%"/>
      <style:text-properties officeooo:paragraph-rsid="001a8e7a"/>
    </style:style>
    <style:style style:name="P11" style:family="paragraph" style:parent-style-name="Preformatted_20_Text" style:list-style-name="L6">
      <style:paragraph-properties fo:line-height="100%"/>
      <style:text-properties officeooo:paragraph-rsid="001a8e7a"/>
    </style:style>
    <style:style style:name="P12" style:family="paragraph" style:parent-style-name="Preformatted_20_Text" style:list-style-name="L7">
      <style:paragraph-properties fo:line-height="100%"/>
      <style:text-properties officeooo:paragraph-rsid="002103fa"/>
    </style:style>
    <style:style style:name="P13" style:family="paragraph" style:parent-style-name="Preformatted_20_Text" style:list-style-name="L8">
      <style:paragraph-properties fo:line-height="100%"/>
      <style:text-properties officeooo:paragraph-rsid="00385307"/>
    </style:style>
    <style:style style:name="P14" style:family="paragraph" style:parent-style-name="Preformatted_20_Text">
      <style:paragraph-properties fo:line-height="100%"/>
      <style:text-properties style:font-name="Arial" fo:font-size="12pt" officeooo:paragraph-rsid="001a8e7a" style:font-size-asian="12pt" style:font-size-complex="12pt"/>
    </style:style>
    <style:style style:name="P15" style:family="paragraph" style:parent-style-name="Preformatted_20_Text">
      <style:paragraph-properties fo:line-height="100%"/>
      <style:text-properties style:font-name="Arial" fo:font-size="12pt" officeooo:rsid="001bdab5" officeooo:paragraph-rsid="001bdab5" style:font-size-asian="12pt" style:font-size-complex="12pt"/>
    </style:style>
    <style:style style:name="P16" style:family="paragraph" style:parent-style-name="Preformatted_20_Text">
      <style:paragraph-properties fo:line-height="100%"/>
      <style:text-properties style:font-name="Arial" fo:font-size="12pt" fo:font-weight="normal" officeooo:rsid="0024ad72" officeooo:paragraph-rsid="001d8793" style:font-name-asian="Courier New" style:font-size-asian="12pt" style:font-weight-asian="normal" style:font-name-complex="Liberation Mono1" style:font-size-complex="12pt" style:font-weight-complex="normal"/>
    </style:style>
    <style:style style:name="P17" style:family="paragraph" style:parent-style-name="Preformatted_20_Text">
      <style:paragraph-properties fo:line-height="100%"/>
      <style:text-properties style:font-name="Arial" fo:font-size="12pt" fo:font-weight="normal" officeooo:rsid="0024ad72" officeooo:paragraph-rsid="0034abb3" style:font-name-asian="Courier New" style:font-size-asian="12pt" style:font-weight-asian="normal" style:font-name-complex="Liberation Mono1" style:font-size-complex="12pt" style:font-weight-complex="normal"/>
    </style:style>
    <style:style style:name="P18" style:family="paragraph" style:parent-style-name="Preformatted_20_Text">
      <style:paragraph-properties fo:line-height="100%"/>
      <style:text-properties fo:color="#ce181e" style:font-name="Arial" fo:font-size="12pt" fo:font-style="italic" fo:font-weight="bold" officeooo:paragraph-rsid="001a8e7a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Preformatted_20_Text">
      <style:paragraph-properties fo:line-height="100%"/>
      <style:text-properties style:text-underline-style="solid" style:text-underline-width="auto" style:text-underline-color="font-color" fo:font-weight="bold" officeooo:paragraph-rsid="001a8e7a" style:font-weight-asian="bold" style:font-weight-complex="bold"/>
    </style:style>
    <style:style style:name="P20" style:family="paragraph" style:parent-style-name="Preformatted_20_Text">
      <style:paragraph-properties fo:line-height="100%"/>
      <style:text-properties style:text-underline-style="solid" style:text-underline-width="auto" style:text-underline-color="font-color" fo:font-weight="bold" officeooo:rsid="001f656f" officeooo:paragraph-rsid="001f656f" style:font-weight-asian="bold" style:font-weight-complex="bold"/>
    </style:style>
    <style:style style:name="P21" style:family="paragraph" style:parent-style-name="Preformatted_20_Text">
      <style:paragraph-properties fo:line-height="100%"/>
      <style:text-properties style:text-underline-style="solid" style:text-underline-width="auto" style:text-underline-color="font-color" fo:font-weight="bold" officeooo:rsid="003ba319" officeooo:paragraph-rsid="003ba319" style:font-weight-asian="bold" style:font-weight-complex="bold"/>
    </style:style>
    <style:style style:name="P22" style:family="paragraph" style:parent-style-name="Preformatted_20_Text">
      <style:paragraph-properties fo:line-height="100%"/>
      <style:text-properties style:text-underline-style="solid" style:text-underline-width="auto" style:text-underline-color="font-color" officeooo:rsid="001f4029" officeooo:paragraph-rsid="001f4029"/>
    </style:style>
    <style:style style:name="P23" style:family="paragraph" style:parent-style-name="Preformatted_20_Text">
      <style:paragraph-properties fo:line-height="100%"/>
      <style:text-properties officeooo:rsid="001a8e7a" officeooo:paragraph-rsid="001a8e7a"/>
    </style:style>
    <style:style style:name="P24" style:family="paragraph" style:parent-style-name="Preformatted_20_Text" style:list-style-name="L5">
      <style:paragraph-properties fo:line-height="100%"/>
      <style:text-properties officeooo:rsid="001a8e7a" officeooo:paragraph-rsid="001a8e7a"/>
    </style:style>
    <style:style style:name="P25" style:family="paragraph" style:parent-style-name="Preformatted_20_Text">
      <style:paragraph-properties fo:line-height="100%"/>
      <style:text-properties fo:color="#000000" style:font-name="Arial" fo:font-size="14pt" fo:font-style="normal" style:text-underline-style="solid" style:text-underline-width="auto" style:text-underline-color="font-color" fo:font-weight="bold" officeooo:rsid="001a8e7a" officeooo:paragraph-rsid="001a8e7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Preformatted_20_Text">
      <style:paragraph-properties fo:line-height="100%"/>
      <style:text-properties fo:color="#000000" style:font-name="Arial" fo:font-size="14pt" fo:font-style="normal" style:text-underline-style="solid" style:text-underline-width="auto" style:text-underline-color="font-color" fo:font-weight="bold" officeooo:rsid="001ae7dc" officeooo:paragraph-rsid="001ae7d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Preformatted_20_Text">
      <style:paragraph-properties fo:line-height="100%"/>
      <style:text-properties officeooo:rsid="001ae7dc" officeooo:paragraph-rsid="001ae7dc"/>
    </style:style>
    <style:style style:name="P28" style:family="paragraph" style:parent-style-name="Preformatted_20_Text">
      <style:paragraph-properties fo:line-height="100%"/>
      <style:text-properties fo:font-size="12pt" fo:font-weight="normal" officeooo:rsid="001d8793" officeooo:paragraph-rsid="001d8793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line-height="100%"/>
      <style:text-properties fo:font-size="12pt" fo:font-weight="normal" officeooo:rsid="001d8793" officeooo:paragraph-rsid="002713de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line-height="100%"/>
      <style:text-properties fo:font-size="12pt" fo:font-weight="normal" officeooo:rsid="001d8793" officeooo:paragraph-rsid="0034abb3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line-height="100%"/>
      <style:text-properties fo:font-size="12pt" fo:font-weight="normal" officeooo:rsid="001e0e7d" officeooo:paragraph-rsid="001e0e7d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line-height="100%"/>
      <style:text-properties fo:font-size="12pt" fo:font-weight="normal" officeooo:rsid="001e0e7d" officeooo:paragraph-rsid="0033e043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line-height="100%"/>
      <style:text-properties fo:font-size="12pt" fo:font-weight="normal" officeooo:rsid="001e42a9" officeooo:paragraph-rsid="002713de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line-height="100%"/>
      <style:text-properties fo:font-size="12pt" fo:font-weight="normal" officeooo:rsid="002a6aff" officeooo:paragraph-rsid="002a6aff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line-height="100%"/>
      <style:text-properties fo:font-size="12pt" fo:font-weight="normal" officeooo:rsid="002baf13" officeooo:paragraph-rsid="002baf13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line-height="100%"/>
      <style:text-properties fo:font-size="12pt" fo:font-weight="normal" officeooo:rsid="002ce28b" officeooo:paragraph-rsid="002ce28b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line-height="100%"/>
      <style:text-properties fo:font-size="12pt" fo:font-weight="normal" officeooo:rsid="002ce28b" officeooo:paragraph-rsid="002e3b80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line-height="100%"/>
      <style:text-properties fo:font-size="12pt" fo:font-weight="normal" officeooo:rsid="002ce28b" officeooo:paragraph-rsid="002ee48e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line-height="100%"/>
      <style:text-properties fo:font-size="12pt" fo:font-weight="normal" officeooo:rsid="002ce28b" officeooo:paragraph-rsid="00323fd1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line-height="100%"/>
      <style:text-properties fo:font-size="12pt" fo:font-weight="normal" officeooo:rsid="002f7146" officeooo:paragraph-rsid="002f7146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line-height="100%"/>
      <style:text-properties fo:font-size="12pt" fo:font-weight="normal" officeooo:rsid="0033e043" officeooo:paragraph-rsid="0033e043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1d8793" officeooo:paragraph-rsid="001d8793" style:font-size-asian="12pt" style:font-weight-asian="bold" style:font-size-complex="12pt" style:font-weight-complex="bold"/>
    </style:style>
    <style:style style:name="P43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2a6aff" officeooo:paragraph-rsid="002a6aff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2baf13" officeooo:paragraph-rsid="002ce28b" style:font-size-asian="12pt" style:font-weight-asian="bold" style:font-size-complex="12pt" style:font-weight-complex="bold"/>
    </style:style>
    <style:style style:name="P45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2baf13" officeooo:paragraph-rsid="002e3b80" style:font-size-asian="12pt" style:font-weight-asian="bold" style:font-size-complex="12pt" style:font-weight-complex="bold"/>
    </style:style>
    <style:style style:name="P46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2baf13" officeooo:paragraph-rsid="002ee48e" style:font-size-asian="12pt" style:font-weight-asian="bold" style:font-size-complex="12pt" style:font-weight-complex="bold"/>
    </style:style>
    <style:style style:name="P47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2baf13" officeooo:paragraph-rsid="00323fd1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2ce28b" officeooo:paragraph-rsid="002ce28b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2e3b80" officeooo:paragraph-rsid="002e3b80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2ee48e" officeooo:paragraph-rsid="002ee48e" style:font-size-asian="12pt" style:font-weight-asian="bold" style:font-size-complex="12pt" style:font-weight-complex="bold"/>
    </style:style>
    <style:style style:name="P51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323fd1" officeooo:paragraph-rsid="00323fd1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2f7146" officeooo:paragraph-rsid="0033e043" style:font-size-asian="12pt" style:font-weight-asian="bold" style:font-size-complex="12pt" style:font-weight-complex="bold"/>
    </style:style>
    <style:style style:name="P53" style:family="paragraph" style:parent-style-name="Preformatted_20_Text">
      <style:paragraph-properties fo:line-height="100%"/>
      <style:text-properties fo:font-size="12pt" style:text-underline-style="solid" style:text-underline-width="auto" style:text-underline-color="font-color" fo:font-weight="bold" officeooo:rsid="0033e043" officeooo:paragraph-rsid="0033e043" style:font-size-asian="12pt" style:font-weight-asian="bold" style:font-size-complex="12pt" style:font-weight-complex="bold"/>
    </style:style>
    <style:style style:name="P54" style:family="paragraph" style:parent-style-name="Preformatted_20_Text" style:list-style-name="L3">
      <style:paragraph-properties fo:line-height="100%"/>
      <style:text-properties fo:font-size="12pt" style:text-underline-style="none" fo:font-weight="normal" officeooo:rsid="001e42a9" officeooo:paragraph-rsid="002713de" style:font-size-asian="12pt" style:font-weight-asian="normal" style:font-size-complex="12pt" style:font-weight-complex="normal"/>
    </style:style>
    <style:style style:name="P55" style:family="paragraph" style:parent-style-name="Preformatted_20_Text">
      <style:paragraph-properties fo:line-height="100%"/>
      <style:text-properties officeooo:rsid="001d8793" officeooo:paragraph-rsid="001e42a9"/>
    </style:style>
    <style:style style:name="P56" style:family="paragraph" style:parent-style-name="Preformatted_20_Text">
      <style:paragraph-properties fo:line-height="100%"/>
      <style:text-properties fo:font-size="14pt" officeooo:rsid="001d8793" officeooo:paragraph-rsid="001d8793" style:font-size-asian="14pt" style:font-size-complex="14pt"/>
    </style:style>
    <style:style style:name="P57" style:family="paragraph" style:parent-style-name="Preformatted_20_Text">
      <style:paragraph-properties fo:line-height="100%"/>
      <style:text-properties fo:font-weight="normal" officeooo:rsid="001f4029" officeooo:paragraph-rsid="001f4029" style:font-weight-asian="normal" style:font-weight-complex="normal"/>
    </style:style>
    <style:style style:name="P58" style:family="paragraph" style:parent-style-name="Preformatted_20_Text">
      <style:paragraph-properties fo:line-height="100%"/>
      <style:text-properties fo:font-weight="normal" officeooo:rsid="001f656f" officeooo:paragraph-rsid="001f656f" style:font-weight-asian="normal" style:font-weight-complex="normal"/>
    </style:style>
    <style:style style:name="P59" style:family="paragraph" style:parent-style-name="Preformatted_20_Text">
      <style:paragraph-properties fo:line-height="100%"/>
      <style:text-properties fo:font-weight="normal" officeooo:rsid="003ba319" officeooo:paragraph-rsid="003ba319" style:font-weight-asian="normal" style:font-weight-complex="normal"/>
    </style:style>
    <style:style style:name="P60" style:family="paragraph" style:parent-style-name="Preformatted_20_Text">
      <style:paragraph-properties fo:line-height="100%"/>
      <style:text-properties officeooo:rsid="002103fa" officeooo:paragraph-rsid="002103fa"/>
    </style:style>
    <style:style style:name="P61" style:family="paragraph" style:parent-style-name="Preformatted_20_Text" style:list-style-name="L5">
      <style:paragraph-properties fo:line-height="100%"/>
      <style:text-properties style:text-underline-style="none" fo:font-weight="bold" officeooo:paragraph-rsid="001a8e7a" style:font-weight-asian="bold" style:font-weight-complex="bold"/>
    </style:style>
    <style:style style:name="P62" style:family="paragraph" style:parent-style-name="Preformatted_20_Text">
      <style:paragraph-properties fo:line-height="100%"/>
      <style:text-properties officeooo:rsid="00385307" officeooo:paragraph-rsid="00385307"/>
    </style:style>
    <style:style style:name="P63" style:family="paragraph" style:parent-style-name="Preformatted_20_Text" style:master-page-name="">
      <loext:graphic-properties draw:fill="none"/>
      <style:paragraph-properties fo:margin-left="1.199cm" fo:margin-right="0cm" fo:margin-top="0cm" fo:margin-bottom="0cm" loext:contextual-spacing="false" fo:line-height="100%" fo:text-indent="0cm" style:auto-text-indent="false" style:page-number="auto" fo:background-color="transparent"/>
      <style:text-properties officeooo:rsid="00385307" officeooo:paragraph-rsid="00385307"/>
    </style:style>
    <style:style style:name="P64" style:family="paragraph" style:parent-style-name="Preformatted_20_Text" style:master-page-name="Standard">
      <style:paragraph-properties fo:line-height="100%" style:page-number="auto"/>
      <style:text-properties fo:color="#ed1c24" fo:font-size="14pt" fo:font-style="italic" officeooo:rsid="003e066d" officeooo:paragraph-rsid="003e066d" style:font-size-asian="14pt" style:font-style-asian="italic" style:font-size-complex="14pt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21fa78" style:font-size-asian="12pt" style:font-size-complex="12pt"/>
    </style:style>
    <style:style style:name="T4" style:family="text">
      <style:text-properties style:font-name="Arial" fo:font-size="12pt" officeooo:rsid="003a4946" style:font-size-asian="12pt" style:font-size-complex="12pt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d8793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385307" style:font-size-asian="12pt" style:font-weight-asian="bold" style:font-size-complex="12pt" style:font-weight-complex="bold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Arial" fo:font-size="12pt" style:text-underline-style="solid" style:text-underline-width="auto" style:text-underline-color="font-color" fo:font-weight="bold" officeooo:rsid="002baf13" style:font-size-asian="12pt" style:font-weight-asian="bold" style:font-size-complex="12pt" style:font-weight-complex="bold"/>
    </style:style>
    <style:style style:name="T10" style:family="text">
      <style:text-properties style:font-name="Arial" fo:font-size="12pt" style:text-underline-style="solid" style:text-underline-width="auto" style:text-underline-color="font-color" fo:font-weight="bold" officeooo:rsid="002f7146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24ad72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1d8793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2a3efe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1e0e7d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34abb3" style:font-size-asian="12pt" style:font-weight-asian="normal" style:font-size-complex="12pt" style:font-weight-complex="normal"/>
    </style:style>
    <style:style style:name="T17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style:font-name="Arial" fo:font-size="12pt" style:text-underline-style="none" fo:font-weight="bold" officeooo:rsid="001a8e7a" style:font-size-asian="12pt" style:font-weight-asian="bold" style:font-size-complex="12pt" style:font-weight-complex="bold"/>
    </style:style>
    <style:style style:name="T19" style:family="text">
      <style:text-properties style:font-name="Arial" fo:font-size="12pt" style:text-underline-style="none" fo:font-weight="bold" officeooo:rsid="002103fa" style:font-size-asian="12pt" style:font-weight-asian="bold" style:font-size-complex="12pt" style:font-weight-complex="bold"/>
    </style:style>
    <style:style style:name="T20" style:family="text">
      <style:text-properties style:font-name="Arial" fo:font-weight="bold" style:font-weight-asian="bold" style:font-weight-complex="bold"/>
    </style:style>
    <style:style style:name="T21" style:family="text">
      <style:text-properties style:font-name="Arial" officeooo:rsid="002e3b80"/>
    </style:style>
    <style:style style:name="T22" style:family="text">
      <style:text-properties style:font-name="Arial" officeooo:rsid="002ee48e"/>
    </style:style>
    <style:style style:name="T23" style:family="text">
      <style:text-properties style:font-name="Arial" officeooo:rsid="00306992"/>
    </style:style>
    <style:style style:name="T24" style:family="text">
      <style:text-properties style:font-name="Arial" officeooo:rsid="00323fd1"/>
    </style:style>
    <style:style style:name="T25" style:family="text">
      <style:text-properties style:font-name="Arial" officeooo:rsid="00329b79"/>
    </style:style>
    <style:style style:name="T26" style:family="text">
      <style:text-properties style:font-name="Arial" officeooo:rsid="0034abb3"/>
    </style:style>
    <style:style style:name="T27" style:family="text">
      <style:text-properties fo:color="#ce181e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9" style:family="text">
      <style:text-properties officeooo:rsid="0034ab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T20">System is fully installable by doing normal install</text:span></text:p>
      <text:p text:style-name="P56"><text:span text:style-name="T20"/></text:p>
      <text:p text:style-name="P56"><text:span text:style-name="T20">System componants developed/enhanced</text:span></text:p>
      <text:p text:style-name="P42"><text:span text:style-name="T1"/></text:p>
      <text:p text:style-name="P42"><text:span text:style-name="T1">User</text:span></text:p>
      <text:list xml:id="list3555453725" text:style-name="L3">
        <text:list-item>
          <text:p text:style-name="P7"><text:span text:style-name="T13">Added classification. </text:span><text:span text:style-name="T14">(Public/Confidential/Secret/Top Secret) Taxonomy</text:span></text:p>
        </text:list-item>
      </text:list>
      <text:p text:style-name="P8"><text:span text:style-name="T13"><text:tab/>Link to Archival description “Access” componant</text:span></text:p>
      <text:p text:style-name="P8"><text:span text:style-name="T13"/></text:p>
      <text:list xml:id="list190220898604268" text:continue-numbering="true" text:style-name="L3">
        <text:list-item>
          <text:p text:style-name="P54"><text:span text:style-name="T1">Password</text:span></text:p>
        </text:list-item>
      </text:list>
      <text:p text:style-name="P33"><text:span text:style-name="T1"><text:tab/>Added special characters to enhance strenght</text:span></text:p>
      <text:p text:style-name="P29"><text:span text:style-name="T5"/></text:p>
      <text:p text:style-name="P42"><text:span text:style-name="T1">Archival Description</text:span></text:p>
      <text:list xml:id="list1935103838" text:style-name="L1">
        <text:list-item>
          <text:p text:style-name="P3"><text:span text:style-name="T12">Repository no longer Auto fill and save. In case of spelling mistake not working. Must select from predifined list. This list can be filtered if repository linked to specific user.</text:span></text:p>
        </text:list-item>
        <text:list-item>
          <text:p text:style-name="P4"><text:span text:style-name="T13">Added “Access”</text:span></text:p>
        </text:list-item>
      </text:list>
      <text:p text:style-name="P16"><text:tab/>Componants to manage access to items (classification, sensitivity etc)</text:p>
      <text:list xml:id="list862612591" text:style-name="L2">
        <text:list-item>
          <text:p text:style-name="P6"><text:span text:style-name="T13">Added “Preservation”</text:span></text:p>
        </text:list-item>
      </text:list>
      <text:p text:style-name="P28"><text:span text:style-name="T1"><text:tab/>Componant to manage preservation (condition etc)</text:span></text:p>
      <text:list xml:id="list190221681194786" text:continue-list="list1935103838" text:style-name="L1">
        <text:list-item>
          <text:p text:style-name="P5"><text:span text:style-name="T13">Added “</text:span><text:span text:style-name="T16">Book Out</text:span><text:span text:style-name="T13">”</text:span></text:p>
        </text:list-item>
      </text:list>
      <text:p text:style-name="P17"><text:tab/>Componants to <text:span text:style-name="T29">book out items to external party</text:span></text:p>
      <text:list xml:id="list2654867985" text:style-name="L4">
        <text:list-item>
          <text:p text:style-name="P9"><text:span text:style-name="T13">Added “</text:span><text:span text:style-name="T16">Book In</text:span><text:span text:style-name="T13">”</text:span></text:p>
        </text:list-item>
      </text:list>
      <text:p text:style-name="P30"><text:span text:style-name="T1"><text:tab/>Componant to </text:span><text:span text:style-name="T26">book in, booked out items</text:span></text:p>
      <text:p text:style-name="P30"><text:span text:style-name="T1"/></text:p>
      <text:p text:style-name="P42"><text:span text:style-name="T1">Authority record</text:span></text:p>
      <text:p text:style-name="P31"><text:span text:style-name="T1">Added contact details</text:span></text:p>
      <text:p text:style-name="P31"><text:span text:style-name="T1"/></text:p>
      <text:p text:style-name="P53"><text:span text:style-name="T1">Physical Storage</text:span></text:p>
      <text:p text:style-name="P41"><text:span text:style-name="T1">Changed to allow row/shelf/bin. Linked to Archival Description.</text:span></text:p>
      <text:p text:style-name="P41"><text:span text:style-name="T1">Also changed capturing to contail more relevant fields pertaining to Physical Storage</text:span></text:p>
      <text:p text:style-name="P32"><text:span text:style-name="T1"/></text:p>
      <text:p text:style-name="P52"><text:span text:style-name="T1">Audit trail</text:span></text:p>
      <text:p text:style-name="P40"><text:span text:style-name="T1">Full capture on all actions taken </text:span><text:span text:style-name="T23">(BasePeer)</text:span><text:span text:style-name="T1">. Bit robust but functional</text:span></text:p>
      <text:p text:style-name="P40"><text:span text:style-name="T1"/></text:p>
      <text:p text:style-name="P48"><text:span text:style-name="T1">Researcher</text:span></text:p>
      <text:p text:style-name="P36"><text:span text:style-name="T1">Manage researcher. Used in Archival Description to book out to.</text:span></text:p>
      <text:p text:style-name="P44"><text:span text:style-name="T15"/></text:p>
      <text:p text:style-name="P48"><text:span text:style-name="T1">Service Provider</text:span></text:p>
      <text:p text:style-name="P36"><text:span text:style-name="T1">Manage Service provider. Used in Archival Description to book out to.</text:span></text:p>
      <text:p text:style-name="P44"><text:span text:style-name="T15"/></text:p>
      <text:p text:style-name="P49"><text:span text:style-name="T1">Register</text:span></text:p>
      <text:p text:style-name="P37"><text:span text:style-name="T21">Group Archival description to specific register. (Oral, maniscripts, visual etc</text:span><text:span text:style-name="T1">.</text:span><text:span text:style-name="T21">)</text:span></text:p>
      <text:p text:style-name="P45"><text:span text:style-name="T15"/></text:p>
      <text:p text:style-name="P50"><text:span text:style-name="T1">Reports</text:span></text:p>
      <text:p text:style-name="P38"><text:span text:style-name="T22">Report on various aspects including audit trail. Not fully functional</text:span><text:span text:style-name="T1">. </text:span></text:p>
      <text:p text:style-name="P46"><text:span text:style-name="T15"/></text:p>
      <text:p text:style-name="P51"><text:span text:style-name="T1">Publish</text:span></text:p>
      <text:p text:style-name="P39"><text:span text:style-name="T24">Publish to external csv. If selected in “Access-</text:span><text:span text:style-name="T25">Archival descritpion</text:span><text:span text:style-name="T24">”</text:span><text:span text:style-name="T1"> </text:span></text:p>
      <text:p text:style-name="P47"><text:span text:style-name="T15"/></text:p>
      <text:p text:style-name="P47"><text:span text:style-name="T1">Contact Details</text:span></text:p>
      <text:p text:style-name="P35"><text:span text:style-name="T1">Added more relavant fields (Cell, Street address, Postal address etc)</text:span></text:p>
      <text:p text:style-name="P31"><text:span text:style-name="T1"/></text:p>
      <text:p text:style-name="P43"><text:soft-page-break/><text:span text:style-name="T1">Import XML</text:span></text:p>
      <text:p text:style-name="P34"><text:span text:style-name="T1">Split into multiple componants (Repository/Archival Description/Donor/Researcher)</text:span></text:p>
      <text:p text:style-name="P55"><text:span text:style-name="T5"/></text:p>
      <text:p text:style-name="P22"><text:span text:style-name="T5">Roles</text:span></text:p>
      <text:p text:style-name="P57"><text:span text:style-name="T2">Fine grain roles for Archival Description to “button” level</text:span></text:p>
      <text:p text:style-name="P59"><text:span text:style-name="T2"/></text:p>
      <text:p text:style-name="P21"><text:span text:style-name="T2">Super User</text:span></text:p>
      <text:p text:style-name="P59"><text:span text:style-name="T2">User willl linked to specific repository. Super user will then manage users linked to repositories link to his profile.</text:span></text:p>
      <text:p text:style-name="P59"><text:span text:style-name="T2"/></text:p>
      <text:p text:style-name="P20"><text:span text:style-name="T2">Spell Checker</text:span></text:p>
      <text:p text:style-name="P58"><text:span text:style-name="T2">Pay version...</text:span></text:p>
      <text:p text:style-name="P1"/>
      <text:p text:style-name="P19"><text:span text:style-name="T2">To Do</text:span></text:p>
      <text:p text:style-name="P14"/>
      <text:p text:style-name="P1"><text:span text:style-name="T5">Development </text:span><text:span text:style-name="T6">to </text:span></text:p>
      <text:p text:style-name="P1"><text:span text:style-name="T27">rename of mutliple digital objects</text:span></text:p>
      <text:p text:style-name="P1"><text:span text:style-name="T27">more edit digital object limit to 5</text:span></text:p>
      <text:p text:style-name="P1"><text:span text:style-name="T27">email for booked out overdue</text:span></text:p>
      <text:p text:style-name="P1"><text:span text:style-name="T27">super user role</text:span></text:p>
      <text:p text:style-name="P1"><text:span text:style-name="T27">security classification on reporting </text:span></text:p>
      <text:p text:style-name="P1"><text:span text:style-name="T27">not permitted on reporting</text:span></text:p>
      <text:p text:style-name="P1"><text:span text:style-name="T27">not permitted on audit report</text:span></text:p>
      <text:p text:style-name="P18"/>
      <text:p text:style-name="P25">Global settings</text:p>
      <text:list xml:id="list3301073897" text:style-name="L5">
        <text:list-item>
          <text:p text:style-name="P61"><text:span text:style-name="T2">Set open or closed system-settings</text:span></text:p>
          <text:p text:style-name="P24"><text:span text:style-name="T2">Option to filter user by repository or open system to view all repositories. This is above the roles functionallity</text:span></text:p>
          <text:p text:style-name="P24"><text:span text:style-name="T2"/></text:p>
        </text:list-item>
        <text:list-item>
          <text:p text:style-name="P10"><text:span text:style-name="T18">Multilpe digital objects per Archival Description</text:span></text:p>
        </text:list-item>
      </text:list>
      <text:p text:style-name="P23"><text:span text:style-name="T2"><text:tab/>Set value to allow multiple digital objects per Archival Description</text:span></text:p>
      <text:p text:style-name="P23"><text:span text:style-name="T2"/></text:p>
      <text:list xml:id="list4089665179" text:style-name="L6">
        <text:list-item>
          <text:p text:style-name="P11"><text:span text:style-name="T18">Display Multilpe digital objects per Archival Description</text:span></text:p>
        </text:list-item>
      </text:list>
      <text:p text:style-name="P23"><text:span text:style-name="T2"><text:tab/>Set value to display the multiple digital objects per Archival Description</text:span></text:p>
      <text:p text:style-name="P23"><text:span text:style-name="T2"/></text:p>
      <text:list xml:id="list969629553" text:style-name="L7">
        <text:list-item>
          <text:p text:style-name="P12"><text:span text:style-name="T19">Concatenate fields</text:span></text:p>
        </text:list-item>
      </text:list>
      <text:p text:style-name="P60"><text:span text:style-name="T2"><text:tab/>Archival discription consist of 4 field. Automatically concatenate them into Identifier</text:span></text:p>
      <text:p text:style-name="P60"><text:span text:style-name="T3"/></text:p>
      <text:list xml:id="list2824428725" text:style-name="L8">
        <text:list-item>
          <text:p text:style-name="P13"><text:span text:style-name="T7">Paths</text:span></text:p>
        </text:list-item>
      </text:list>
      <text:p text:style-name="P62"><text:span text:style-name="T2"><text:tab/>Paths for import/export</text:span></text:p>
      <text:p text:style-name="P63"><text:span text:style-name="T2">Can import files dropped in selected folder and imported automatically </text:span><text:span text:style-name="T4">using cron job</text:span></text:p>
      <text:p text:style-name="P23"><text:span text:style-name="T2"/></text:p>
      <text:p text:style-name="P23"><text:span text:style-name="T2"/></text:p>
      <text:p text:style-name="P26">Roles to add/remove</text:p>
      <text:p text:style-name="P2"><text:span text:style-name="T2">Add </text:span><text:span text:style-name="T5">physicalstorage</text:span><text:span text:style-name="T2"> role Physical Storage </text:span></text:p>
      <text:p text:style-name="P27"><text:span text:style-name="T2">User can edit/manage Physical storage</text:span></text:p>
      <text:p text:style-name="P27"><text:span text:style-name="T2"/></text:p>
      <text:p text:style-name="P1"><text:span text:style-name="T2">Add </text:span><text:span text:style-name="T5">researcher</text:span><text:span text:style-name="T2"> role to Researchers</text:span></text:p>
      <text:p text:style-name="P27"><text:span text:style-name="T2">User can edit/manage Researchers</text:span></text:p>
      <text:p text:style-name="P27"><text:span text:style-name="T2"/></text:p>
      <text:p text:style-name="P1"><text:span text:style-name="T2">Add </text:span><text:span text:style-name="T5">serviceprovider</text:span><text:span text:style-name="T2"> role to service providor</text:span></text:p>
      <text:p text:style-name="P27"><text:soft-page-break/><text:span text:style-name="T2">User can edit/manage Service providers</text:span></text:p>
      <text:p text:style-name="P27"><text:span text:style-name="T2"/></text:p>
      <text:p text:style-name="P1"><text:span text:style-name="T2">Add </text:span><text:span text:style-name="T5">report</text:span><text:span text:style-name="T2"> role to </text:span><text:span text:style-name="T11">Reports</text:span></text:p>
      <text:p text:style-name="P27"><text:span text:style-name="T2">User can run Reports</text:span></text:p>
      <text:p text:style-name="P27"><text:span text:style-name="T2"/></text:p>
      <text:p text:style-name="P1"><text:span text:style-name="T2">Add editor or contributor role to user</text:span></text:p>
      <text:p text:style-name="P1"><text:span text:style-name="T2">Remove taxonomy role from user</text:span></text:p>
      <text:p text:style-name="P14"/>
      <text:p text:style-name="P15"><text:span text:style-name="T28">Some other configuration</text:span>. (Still to make part of install)</text:p>
      <text:p text:style-name="P1"><text:span text:style-name="T2">Create ROOT for researcher and service provider</text:span></text:p>
      <text:p text:style-name="P1"><text:span text:style-name="T2">insert into object (class_name, created_at, updated_at, id, serial_number) values ('QubitServiceProvider', '2019-02-08 07:41:45', '2019-02-08 07:41:45', 21, 0);</text:span></text:p>
      <text:p text:style-name="P1"><text:span text:style-name="T2">insert into actor (id, corporate_body_identifiers, entity_type_id, description_status_id, description_detail_id, description_identifier, source_standard, actor_import_id, parent_id, lft, rgt, source_culture) values (21, null, null, null, null, null, null, null, null,7,8,'en');</text:span></text:p>
      <text:p text:style-name="P1"><text:span text:style-name="T2">insert into service_provider (id, repository_id) values (21, 0);</text:span></text:p>
      <text:p text:style-name="P14"/>
      <text:p text:style-name="P14"/>
      <text:p text:style-name="P1"><text:span text:style-name="T2">insert into object (class_name, created_at, updated_at, id, serial_number) values ('QubitResearcher', '2019-02-08 07:41:45', '2019-02-08 07:41:45', 20, 0);</text:span></text:p>
      <text:p text:style-name="P1"><text:span text:style-name="T2">insert into actor (id, corporate_body_identifiers, entity_type_id, description_status_id, description_detail_id, description_identifier, source_standard, actor_import_id, parent_id, lft, rgt, source_culture) values (20, null, null, null, null, null, null, null, null,9,10,'en');</text:span></text:p>
      <text:p text:style-name="P1"><text:span text:style-name="T2">insert into researcher (id, repository_id) values (20, 0);</text:span></text:p>
      <text:p text:style-name="P14"/>
      <text:p text:style-name="P1"><text:bookmark-start text:name="__DdeLink__1267_792656634"/><text:span text:style-name="T2">/var/www/html/atom/plugins/qtAccessionPlugin/lib/model/</text:span><text:bookmark-end text:name="__DdeLink__1267_792656634"/><text:span text:style-name="T2">QubitServiceProvider.php</text:span></text:p>
      <text:p text:style-name="P1"><text:span text:style-name="T2">const ROOT_ID = 20;</text:span></text:p>
      <text:p text:style-name="P14"/>
      <text:p text:style-name="P1"><text:span text:style-name="T2">/var/www/html/atomOne/plugins/qtAccessionPlugin/lib/model/QubitServiceResearcher.php</text:span></text:p>
      <text:p text:style-name="P1"><text:span text:style-name="T2">const ROOT_ID = 21;</text:span></text:p>
      <text:p text:style-name="P14"/>
      <text:p text:style-name="P1"><text:span text:style-name="T5">//Update access, preservation, book-out and book-in</text:span></text:p>
      <text:p text:style-name="P1"><text:span text:style-name="T5">//To add <text:s/>physicalstorage group to enable edit of Physical Storage</text:span></text:p>
      <text:p text:style-name="P14"/>
      <text:p text:style-name="P1"><text:span text:style-name="T2">/var/www/html/atomOne/apps/qubit/modules/physicalobject/config/security.yml</text:span></text:p>
      <text:p text:style-name="P1"><text:span text:style-name="T2">browse:</text:span></text:p>
      <text:p text:style-name="P1"><text:span text:style-name="T2"><text:s text:c="2"/>credentials: [[ administrator, </text:span><text:bookmark-start text:name="__DdeLink__1222_3616083560"/><text:span text:style-name="T2">physicalstorage</text:span><text:bookmark-end text:name="__DdeLink__1222_3616083560"/><text:span text:style-name="T2"> ]]</text:span></text:p>
      <text:p text:style-name="P14"/>
      <text:p text:style-name="P1"><text:span text:style-name="T2">delete:</text:span></text:p>
      <text:p text:style-name="P1"><text:span text:style-name="T2"><text:s text:c="2"/>credentials: [[ contributor, editor, administrator ]]</text:span></text:p>
      <text:p text:style-name="P1"><text:span text:style-name="T2"><text:s text:c="2"/>is_secure: true</text:span></text:p>
      <text:p text:style-name="P14"/>
      <text:p text:style-name="P1"><text:span text:style-name="T2">edit:</text:span></text:p>
      <text:p text:style-name="P1"><text:span text:style-name="T2"><text:s text:c="2"/>credentials: [[ contributor, editor, administrator, translator, physicalstorage ]]</text:span></text:p>
      <text:p text:style-name="P1"><text:span text:style-name="T2"><text:s text:c="2"/>is_secure: true</text:span></text:p>
      <text:p text:style-name="P14"/>
      <text:p text:style-name="P1"><text:span text:style-name="T2">all:</text:span></text:p>
      <text:p text:style-name="P1"><text:span text:style-name="T2"><text:s text:c="2"/>is_secure: true</text:span></text:p>
      <text:p text:style-name="P14"/>
      <text:p text:style-name="P1"><text:span text:style-name="T5">// fix browsePublishSuccess</text:span></text:p>
      <text:p text:style-name="P1"><text:span text:style-name="T2"><text:s text:c="4"/>window.frames['inlineframe'].location.replace('http://localhost/atom/order.php?id='+y.value+'&amp;cValue='+x.value);</text:span></text:p>
      <text:p text:style-name="P1"><text:soft-page-break/><text:span text:style-name="T2">// <text:s text:c="3"/>window.frames['inlineframe'].location.replace('</text:span><text:a xlink:type="simple" xlink:href="http://192.168.65.117/atom/publish.php?id='+y.value+'&amp;cValue='+x.value" text:style-name="ListLabel_20_152" text:visited-style-name="ListLabel_20_152"><text:span text:style-name="Internet_20_link"><text:span text:style-name="T2">http://192.168.65.117/atom/publish.php?id='+y.value+'&amp;cValue='+x.value</text:span></text:span></text:a><text:span text:style-name="T2">);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ourier New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2" style:display-name="ListLabel 152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5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35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8:20:07.332189118</meta:creation-date>
    <dc:date>2019-07-13T19:02:19.661412463</dc:date>
    <meta:editing-duration>PT41M55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4" meta:paragraph-count="105" meta:word-count="624" meta:character-count="5066" meta:non-whitespace-character-count="4525"/>
  </office:meta>
</office:document-meta>
</file>